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E000002447E301980573D7BAE.png" manifest:media-type="image/png"/>
  <manifest:file-entry manifest:full-path="Pictures/10000000000002E8000002E718AC37CFBEF9BD39.png" manifest:media-type="image/png"/>
  <manifest:file-entry manifest:full-path="Pictures/10000000000002E5000002E5A7580CE3F0A74FDC.png" manifest:media-type="image/png"/>
  <manifest:file-entry manifest:full-path="Pictures/10000000000005C5000002FDA8918C64FA841A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65cm" svg:height="9.822cm" svg:x="1.035cm" svg:y="0.91cm">
          <draw:image xlink:href="Pictures/10000000000005C5000002FDA8918C64FA841A89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9.525cm" svg:x="1cm" svg:y="10.695cm">
          <draw:image xlink:href="Pictures/10000000000002E5000002E5A7580CE3F0A74FDC.png" xlink:type="simple" xlink:show="embed" xlink:actuate="onLoad" draw:mime-type="image/png">
            <text:p/>
          </draw:image>
        </draw:frame>
        <draw:frame draw:style-name="gr1" draw:text-style-name="P1" draw:layer="layout" svg:width="9.552cm" svg:height="9.539cm" svg:x="10.525cm" svg:y="10.639cm">
          <draw:image xlink:href="Pictures/10000000000002E8000002E718AC37CFBEF9BD39.png" xlink:type="simple" xlink:show="embed" xlink:actuate="onLoad" draw:mime-type="image/png">
            <text:p/>
          </draw:image>
        </draw:frame>
        <draw:frame draw:style-name="gr1" draw:text-style-name="P1" draw:layer="layout" svg:width="14.865cm" svg:height="8.707cm" svg:x="3.157cm" svg:y="20.233cm">
          <draw:image xlink:href="Pictures/10000000000003DE000002447E301980573D7B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00:43:20.819279801</meta:creation-date>
    <dc:date>2023-05-18T00:15:01.943720223</dc:date>
    <meta:editing-duration>PT2H35M43S</meta:editing-duration>
    <meta:editing-cycles>2</meta:editing-cycles>
    <meta:generator>LibreOffice/7.4.6.2$Linux_X86_64 LibreOffice_project/40$Build-2</meta:generator>
    <meta:document-statistic meta:object-count="4"/>
  </office:meta>
</office:document-meta>
</file>